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1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6.362cm"/>
    </style:style>
    <style:style style:name="co5" style:family="table-column">
      <style:table-column-properties fo:break-before="auto" style:column-width="14.656cm"/>
    </style:style>
    <style:style style:name="co6" style:family="table-column">
      <style:table-column-properties fo:break-before="auto" style:column-width="11.444cm"/>
    </style:style>
    <style:style style:name="co7" style:family="table-column">
      <style:table-column-properties fo:break-before="auto" style:column-width="25.444cm"/>
    </style:style>
    <style:style style:name="co8" style:family="table-column">
      <style:table-column-properties fo:break-before="auto" style:column-width="13.053cm"/>
    </style:style>
    <style:style style:name="co9" style:family="table-column">
      <style:table-column-properties fo:break-before="auto" style:column-width="3.046cm"/>
    </style:style>
    <style:style style:name="co10" style:family="table-column">
      <style:table-column-properties fo:break-before="auto" style:column-width="3.814cm"/>
    </style:style>
    <style:style style:name="co11" style:family="table-column">
      <style:table-column-properties fo:break-before="auto" style:column-width="3.26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3.119cm"/>
    </style:style>
    <style:style style:name="co14" style:family="table-column">
      <style:table-column-properties fo:break-before="auto" style:column-width="3.739cm"/>
    </style:style>
    <style:style style:name="co15" style:family="table-column">
      <style:table-column-properties fo:break-before="auto" style:column-width="12.675cm"/>
    </style:style>
    <style:style style:name="co16" style:family="table-column">
      <style:table-column-properties fo:break-before="auto" style:column-width="10.668cm"/>
    </style:style>
    <style:style style:name="co17" style:family="table-column">
      <style:table-column-properties fo:break-before="auto" style:column-width="19.685cm"/>
    </style:style>
    <style:style style:name="co18" style:family="table-column">
      <style:table-column-properties fo:break-before="auto" style:column-width="9.458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3.875cm"/>
    </style:style>
    <style:style style:name="co21" style:family="table-column">
      <style:table-column-properties fo:break-before="auto" style:column-width="3.28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0.793cm" fo:break-before="auto" style:use-optimal-row-height="true"/>
    </style:style>
    <style:style style:name="ro5" style:family="table-row">
      <style:table-row-properties style:row-height="4.974cm" fo:break-before="auto" style:use-optimal-row-height="true"/>
    </style:style>
    <style:style style:name="ro6" style:family="table-row">
      <style:table-row-properties style:row-height="5.87cm" fo:break-before="auto" style:use-optimal-row-height="true"/>
    </style:style>
    <style:style style:name="ro7" style:family="table-row">
      <style:table-row-properties style:row-height="6.318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3.632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3.018cm" fo:break-before="auto" style:use-optimal-row-height="true"/>
    </style:style>
    <style:style style:name="ro14" style:family="table-row">
      <style:table-row-properties style:row-height="2.743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ffff38"/>
    </style:style>
    <style:style style:name="ce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ffffff" fo:border="0.74pt solid #000000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cm"/>
      <style:text-properties fo:color="#000000" style:font-name="Times New Roman" fo:font-size="12pt" fo:language="none" fo:country="none" style:font-size-asian="12pt" style:language-asian="none" style:country-asian="none" style:font-size-complex="12pt" style:language-complex="none" style:country-complex="none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ackground-color="#ffffd7" fo:border="0.74pt solid #000000" style:vertical-align="middle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="0.74pt solid #000000" style:vertical-align="middle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fo:color="#000000" style:font-name="Times New Roman" fo:font-size="12pt" fo:language="none" fo:country="none" style:font-size-asian="12pt" style:language-asian="none" style:country-asian="none" style:font-size-complex="12pt" style:language-complex="none" style:country-complex="none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nsolas" style:font-name-complex="Consolas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nsolas" style:font-name-complex="Consolas"/>
    </style:style>
    <style:style style:name="T6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IN" style:language-asian="zh" style:country-asian="CN" style:language-complex="hi" style:country-complex="IN"/>
    </style:style>
    <style:style style:name="T7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roduct Modu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6372" table:default-cell-style-name="ce3"/>
        <table:table-row table:style-name="ro1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 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</text:p>
            <text:p> Creation date</text:p>
          </table:table-cell>
          <table:table-cell table:style-name="ce1" office:value-type="string" calcext:value-type="string">
            <text:p>Automation status</text:p>
          </table:table-cell>
          <table:table-cell table:style-name="ce1" office:value-type="string" calcext:value-type="string">
            <text:p>Script Creation</text:p>
            <text:p> Date</text:p>
          </table:table-cell>
          <table:table-cell table:style-name="ce1" table:number-columns-repeated="16371"/>
          <table:table-cell table:style-name="Default"/>
        </table:table-row>
        <table:table-row table:style-name="ro2">
          <table:table-cell table:style-name="ce5" office:value-type="string" calcext:value-type="string">
            <text:p>Product_TC_01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To verify the valid login functionality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3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2">2.Press Enter</text:span></text:p>
            <text:p><text:span text:style-name="T2">3. Enter the valid credentials </text:span></text:p>
            <text:p><text:span text:style-name="T2">4.Press Enter</text:span></text:p>
          </table:table-cell>
          <table:table-cell table:style-name="ce5" office:value-type="string" calcext:value-type="string">
            <text:p>After visiting the given url user should redirect</text:p>
            <text:p>To the dashboard page</text:p>
          </table:table-cell>
          <table:table-cell table:style-name="ce5" office:value-type="string" calcext:value-type="string">
            <text:p>01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2-05-2023</text:p>
          </table:table-cell>
          <table:table-cell table:style-name="ce5" table:number-columns-repeated="28"/>
          <table:table-cell table:style-name="ce8" table:number-columns-repeated="16344"/>
        </table:table-row>
        <table:table-row table:style-name="ro2">
          <table:table-cell table:style-name="ce5" office:value-type="string" calcext:value-type="string">
            <text:p>Product_TC_02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To verify the functionality of dashboard 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3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2">2.Press Enter</text:span></text:p>
            <text:p><text:span text:style-name="T2">3. Enter the valid credentials </text:span></text:p>
            <text:p><text:span text:style-name="T2">4.Press Enter</text:span></text:p>
          </table:table-cell>
          <table:table-cell table:style-name="ce5" office:value-type="string" calcext:value-type="string">
            <text:p>After visiting the given url user should redirect</text:p>
            <text:p>To the dashboard page</text:p>
          </table:table-cell>
          <table:table-cell table:style-name="ce5" office:value-type="string" calcext:value-type="string">
            <text:p>01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2-05-2023</text:p>
          </table:table-cell>
          <table:table-cell table:style-name="ce5" table:number-columns-repeated="28"/>
          <table:table-cell table:style-name="ce8" table:number-columns-repeated="16344"/>
        </table:table-row>
        <table:table-row table:style-name="ro3">
          <table:table-cell table:style-name="ce5" office:value-type="string" calcext:value-type="string">
            <text:p>Product_TC_03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To verify the functionality of catalog drop down 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3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2.Press Enter</text:p>
            <text:p>3. Login using valid credentials</text:p>
          </table:table-cell>
          <table:table-cell table:style-name="ce5" office:value-type="string" calcext:value-type="string">
            <text:p>When the user will on the catalog drop down button</text:p>
            <text:p>The sub menu list should open</text:p>
          </table:table-cell>
          <table:table-cell table:style-name="ce5" office:value-type="string" calcext:value-type="string">
            <text:p>01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3-05-2023</text:p>
          </table:table-cell>
          <table:table-cell table:style-name="ce5" table:number-columns-repeated="28"/>
          <table:table-cell table:style-name="ce4" table:number-columns-repeated="16344"/>
        </table:table-row>
        <table:table-row table:style-name="ro4">
          <table:table-cell table:style-name="ce5" office:value-type="string" calcext:value-type="string">
            <text:p>Product_TC_04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To validate the functionality of add new product and filling all the product </text:p>
            <text:p>Information using cards and save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3" office:value-type="string" calcext:value-type="string">
            <text:p><text:span text:style-name="T4">1.Open any browser &amp; enter the url=”</text:span><text:span text:style-name="T4"><text:a xlink:href="https://admin-demo.nopcommerce.com/login?ReturnUrl=%2Fadmin%2F" xlink:type="simple">https://admin-demo.nopcommerce.com/login?ReturnUrl=%2Fadmin%2F</text:a></text:span><text:span text:style-name="T5">”</text:span></text:p>
            <text:p>2.Press enter</text:p>
            <text:p>3. Login using valid credentials</text:p>
            <text:p>4.Click on the menu toggle button </text:p>
            <text:p>5. Then click on the catalog drop down button</text:p>
            <text:p>6. Then again click on the product drop down list</text:p>
            <text:p>7.Click on add new button</text:p>
            <text:p><text:span text:style-name="T4">8.Click on product info expand button (right side) if not expand</text:span></text:p>
            <text:p><text:span text:style-name="T4">9.Enter the product name</text:span></text:p>
            <text:p><text:span text:style-name="T4">10.Then Enter the short description</text:span></text:p>
            <text:p><text:span text:style-name="T2">11.Then Enter the full description</text:span></text:p>
            <text:p><text:span text:style-name="T2">12.Then Enter the SKU code like (NOTEBOOK1)</text:span></text:p>
            <text:p><text:span text:style-name="T2">13.Enter the product category</text:span></text:p>
            <text:p><text:span text:style-name="T2">14.click on </text:span><text:span text:style-name="T6">prices expand button</text:span></text:p>
            <text:p><text:span text:style-name="T7">15.</text:span><text:span text:style-name="T8">Enter the product price</text:span></text:p>
            <text:p><text:span text:style-name="T2">16.Select the product tax category</text:span></text:p>
            <text:p><text:span text:style-name="T2">17. lick on </text:span><text:span text:style-name="T6">product shipping expand button</text:span></text:p>
            <text:p><text:span text:style-name="T7">18. Click and enter weight</text:span></text:p>
            <text:p><text:span text:style-name="T7">19. Then click and enter length</text:span></text:p>
            <text:p><text:span text:style-name="T7">20.Then click and enter width</text:span></text:p>
            <text:p><text:span text:style-name="T7">21.Then click and enter height</text:span></text:p>
            <text:p><text:span text:style-name="T2">22.Click on </text:span><text:span text:style-name="T6">product inventory expand button</text:span></text:p>
            <text:p><text:span text:style-name="T7">23.Select inventory method</text:span></text:p>
            <text:p><text:span text:style-name="T2">24. Click on save button</text:span></text:p>
          </table:table-cell>
          <table:table-cell table:style-name="ce5" office:value-type="string" calcext:value-type="string">
            <text:p>By expanding the product info plus button user should able to </text:p>
            <text:p>Fill all the information related to the product one by one</text:p>
            <text:p>1. product info</text:p>
            <text:p>2. product price</text:p>
            <text:p>3. product shipping</text:p>
            <text:p>4. product inventory</text:p>
            <text:p>5. click on save button</text:p>
            <text:p/>
          </table:table-cell>
          <table:table-cell table:style-name="ce5" office:value-type="string" calcext:value-type="string">
            <text:p>01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3-05-2023</text:p>
          </table:table-cell>
          <table:table-cell table:style-name="ce5" table:number-columns-repeated="28"/>
          <table:table-cell table:style-name="ce10" table:number-columns-repeated="16344"/>
        </table:table-row>
        <table:table-row table:style-name="ro5">
          <table:table-cell table:style-name="ce5" office:value-type="string" calcext:value-type="string">
            <text:p>Product_TC_05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To check the functionality of product search and edit which I added recently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5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2">2.Press enter</text:span></text:p>
            <text:p><text:span text:style-name="T2">3. Login using valid credentials</text:span></text:p>
            <text:p><text:span text:style-name="T2">4.Click on the menu toggle button </text:span></text:p>
            <text:p><text:span text:style-name="T2">5. Then click on the catalog drop down button</text:span></text:p>
            <text:p><text:span text:style-name="T2">6. Then again click on the product drop down list</text:span></text:p>
            <text:p><text:span text:style-name="T2">7.Click on product search area </text:span></text:p>
            <text:p><text:span text:style-name="T2">8. Enter the product name</text:span></text:p>
            <text:p><text:span text:style-name="T2">9. And click on the search button</text:span></text:p>
            <text:p><text:span text:style-name="T2">10. selected the searched product </text:span></text:p>
            <text:p><text:span text:style-name="T2">11. And click on edit icon</text:span></text:p>
          </table:table-cell>
          <table:table-cell table:style-name="ce5" office:value-type="string" calcext:value-type="string">
            <text:p>User should able to search the products and able to click on the</text:p>
            <text:p>Edit button</text:p>
          </table:table-cell>
          <table:table-cell table:style-name="ce5" office:value-type="string" calcext:value-type="string">
            <text:p>01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5-05-2023</text:p>
          </table:table-cell>
          <table:table-cell table:style-name="ce5" table:number-columns-repeated="28"/>
          <table:table-cell table:style-name="ce4" table:number-columns-repeated="16344"/>
        </table:table-row>
        <table:table-row table:style-name="ro6">
          <table:table-cell table:style-name="ce5" office:value-type="string" calcext:value-type="string">
            <text:p>Product_TC_06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<text:span text:style-name="T1">To check the functionality of </text:span>product image upload button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5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2">2.Press enter</text:span></text:p>
            <text:p><text:span text:style-name="T2">3. Login using valid credentials</text:span></text:p>
            <text:p><text:span text:style-name="T2">4.Click on the menu toggle button </text:span></text:p>
            <text:p><text:span text:style-name="T2">5. Then click on the catalog drop down button</text:span></text:p>
            <text:p><text:span text:style-name="T2">6. Then again click on the product drop down list</text:span></text:p>
            <text:p><text:span text:style-name="T2">7.Click on product search area </text:span></text:p>
            <text:p><text:span text:style-name="T2">8. Enter the product name</text:span></text:p>
            <text:p><text:span text:style-name="T2">9. And click on the search button</text:span></text:p>
            <text:p><text:span text:style-name="T2">10. selected the searched product </text:span></text:p>
            <text:p><text:span text:style-name="T2">11. And click on edit icon</text:span></text:p>
            <text:p><text:span text:style-name="T2">12.click on expand button</text:span></text:p>
            <text:p><text:span text:style-name="T2">13.And upload product image</text:span></text:p>
          </table:table-cell>
          <table:table-cell table:style-name="ce5" office:value-type="string" calcext:value-type="string">
            <text:p>User should able to search the products and able to click on the</text:p>
            <text:p>Edit button and upload product image</text:p>
          </table:table-cell>
          <table:table-cell table:style-name="ce5" office:value-type="string" calcext:value-type="string">
            <text:p>05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5-05-2023</text:p>
          </table:table-cell>
          <table:table-cell table:style-name="ce5" table:number-columns-repeated="28"/>
          <table:table-cell table:style-name="ce6" table:number-columns-repeated="16344"/>
        </table:table-row>
        <table:table-row table:style-name="ro7">
          <table:table-cell table:style-name="ce5" office:value-type="string" calcext:value-type="string">
            <text:p>Product_TC_07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<text:span text:style-name="T1">To check the functionality of </text:span>product update button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5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2">2.Press enter</text:span></text:p>
            <text:p><text:span text:style-name="T2">3. Login using valid credentials</text:span></text:p>
            <text:p><text:span text:style-name="T2">4.Click on the menu toggle button </text:span></text:p>
            <text:p><text:span text:style-name="T2">5. Then click on the catalog drop down button</text:span></text:p>
            <text:p><text:span text:style-name="T2">6. Then again click on the product drop down list</text:span></text:p>
            <text:p><text:span text:style-name="T2">7.Click on product search area </text:span></text:p>
            <text:p><text:span text:style-name="T2">8. Enter the product name</text:span></text:p>
            <text:p><text:span text:style-name="T2">9. And click on the search button</text:span></text:p>
            <text:p><text:span text:style-name="T2">10. selected the searched product </text:span></text:p>
            <text:p><text:span text:style-name="T2">11. And click on edit icon</text:span></text:p>
            <text:p><text:span text:style-name="T2">12.click on expand button</text:span></text:p>
            <text:p><text:span text:style-name="T2">13.And upload product image</text:span></text:p>
            <text:p><text:span text:style-name="T2">14. Click on update product button</text:span></text:p>
          </table:table-cell>
          <table:table-cell table:style-name="ce5" office:value-type="string" calcext:value-type="string">
            <text:p>User should able to search the products and able to click on the</text:p>
            <text:p>Edit button and upload product image successfully and update</text:p>
          </table:table-cell>
          <table:table-cell table:style-name="ce5" office:value-type="string" calcext:value-type="string">
            <text:p>05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5-05-2023</text:p>
          </table:table-cell>
          <table:table-cell table:style-name="ce5" table:number-columns-repeated="28"/>
          <table:table-cell table:style-name="ce6" table:number-columns-repeated="16344"/>
        </table:table-row>
        <table:table-row table:style-name="ro8">
          <table:table-cell table:style-name="ce5" office:value-type="string" calcext:value-type="string">
            <text:p>Product_TC_08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To validate the functionality of download catalog as PDF 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5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2">2.Press enter</text:span></text:p>
            <text:p><text:span text:style-name="T2">3. Login using valid credentials</text:span></text:p>
            <text:p><text:span text:style-name="T2">4.Click on the menu toggle button </text:span></text:p>
            <text:p><text:span text:style-name="T2">5. Then click on the catalog drop down button</text:span></text:p>
            <text:p><text:span text:style-name="T2">6. Then again click on the product drop down list </text:span></text:p>
            <text:p><text:span text:style-name="T2">7.Click on download catalog as pfd button</text:span></text:p>
          </table:table-cell>
          <table:table-cell table:style-name="ce5" office:value-type="string" calcext:value-type="string">
            <text:p>User should able to download the PDF file by clicking on the Download</text:p>
            <text:p>Catalog PDF button</text:p>
          </table:table-cell>
          <table:table-cell table:style-name="ce5" office:value-type="string" calcext:value-type="string">
            <text:p>08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8-05-2023</text:p>
          </table:table-cell>
          <table:table-cell table:style-name="ce5" table:number-columns-repeated="28"/>
          <table:table-cell table:style-name="ce6" table:number-columns-repeated="16344"/>
        </table:table-row>
        <table:table-row table:style-name="ro8">
          <table:table-cell table:style-name="ce5" office:value-type="string" calcext:value-type="string">
            <text:p>Product_TC_09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To validate the functionality of Export button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5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2">2.Press enter</text:span></text:p>
            <text:p><text:span text:style-name="T2">3. Login using valid credentials</text:span></text:p>
            <text:p><text:span text:style-name="T2">4.Click on the menu toggle button </text:span></text:p>
            <text:p><text:span text:style-name="T2">5. Then click on the catalog drop down button</text:span></text:p>
            <text:p><text:span text:style-name="T2">6. Then again click on the product drop down list </text:span></text:p>
            <text:p><text:span text:style-name="T2">7.Click on export button and slect excel file list</text:span></text:p>
          </table:table-cell>
          <table:table-cell table:style-name="ce5" office:value-type="string" calcext:value-type="string">
            <text:p>User should able to export the excel file by clicking on the Export button</text:p>
          </table:table-cell>
          <table:table-cell table:style-name="ce5" office:value-type="string" calcext:value-type="string">
            <text:p>08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8-05-2023</text:p>
          </table:table-cell>
          <table:table-cell table:style-name="ce5" table:number-columns-repeated="28"/>
          <table:table-cell table:style-name="ce6" table:number-columns-repeated="16344"/>
        </table:table-row>
        <table:table-row table:style-name="ro5">
          <table:table-cell table:style-name="ce5" office:value-type="string" calcext:value-type="string">
            <text:p>Product_TC_10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To validate the functionality of delete button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5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2">2.Press enter</text:span></text:p>
            <text:p><text:span text:style-name="T2">3. Login using valid credentials</text:span></text:p>
            <text:p><text:span text:style-name="T2">4.Click on the menu toggle button </text:span></text:p>
            <text:p><text:span text:style-name="T2">5. Then click on the catalog drop down button</text:span></text:p>
            <text:p><text:span text:style-name="T2">6. Then again click on the product drop down list</text:span></text:p>
            <text:p><text:span text:style-name="T2">7.Click on product search area </text:span></text:p>
            <text:p><text:span text:style-name="T2">8. Enter the product name</text:span></text:p>
            <text:p><text:span text:style-name="T2">9. And click on the search button</text:span></text:p>
            <text:p><text:span text:style-name="T2">10. selected the searched product </text:span></text:p>
            <text:p><text:span text:style-name="T2">11. And click on the delete buttton</text:span></text:p>
          </table:table-cell>
          <table:table-cell table:style-name="ce5" office:value-type="string" calcext:value-type="string">
            <text:p>The selected product should delete successfully </text:p>
          </table:table-cell>
          <table:table-cell table:style-name="ce5" office:value-type="string" calcext:value-type="string">
            <text:p>08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8-05-2023</text:p>
          </table:table-cell>
          <table:table-cell table:style-name="ce5" table:number-columns-repeated="28"/>
          <table:table-cell table:style-name="ce4" table:number-columns-repeated="16344"/>
        </table:table-row>
        <table:table-row table:style-name="ro8">
          <table:table-cell table:style-name="ce5" office:value-type="string" calcext:value-type="string">
            <text:p>Product_TC_11</text:p>
          </table:table-cell>
          <table:table-cell table:style-name="ce5"/>
          <table:table-cell table:style-name="ce5" office:value-type="string" calcext:value-type="string">
            <text:p>NOP Commerce</text:p>
          </table:table-cell>
          <table:table-cell table:style-name="ce5" office:value-type="string" calcext:value-type="string">
            <text:p>Admin Dashboard</text:p>
          </table:table-cell>
          <table:table-cell table:style-name="ce5" office:value-type="string" calcext:value-type="string">
            <text:p>Catalog drop down</text:p>
          </table:table-cell>
          <table:table-cell table:style-name="ce5" office:value-type="string" calcext:value-type="string">
            <text:p>To validate the functionality of log out button from product page</text:p>
          </table:table-cell>
          <table:table-cell table:style-name="ce5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5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2">2.Press enter</text:span></text:p>
            <text:p><text:span text:style-name="T2">3. Login using valid credentials</text:span></text:p>
            <text:p><text:span text:style-name="T2">4.Click on the menu toggle button </text:span></text:p>
            <text:p><text:span text:style-name="T2">5. Then click on the catalog drop down button</text:span></text:p>
            <text:p><text:span text:style-name="T2">6. Then again click on the product drop down list</text:span></text:p>
            <text:p><text:span text:style-name="T2">7.Click on the log out button</text:span></text:p>
          </table:table-cell>
          <table:table-cell table:style-name="ce5" office:value-type="string" calcext:value-type="string">
            <text:p>After login user should able to log out successfully</text:p>
          </table:table-cell>
          <table:table-cell table:style-name="ce5" office:value-type="string" calcext:value-type="string">
            <text:p>08-05-2023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08-05-2023</text:p>
          </table:table-cell>
          <table:table-cell table:style-name="ce5" table:number-columns-repeated="28"/>
          <table:table-cell table:style-name="ce4" table:number-columns-repeated="16344"/>
        </table:table-row>
        <table:table-row table:style-name="ro9" table:number-rows-repeated="2">
          <table:table-cell table:style-name="ce5" table:number-columns-repeated="40"/>
          <table:table-cell table:style-name="ce4" table:number-columns-repeated="16344"/>
        </table:table-row>
        <table:table-row table:style-name="ro9" table:number-rows-repeated="15">
          <table:table-cell table:style-name="ce4" table:number-columns-repeated="16384"/>
        </table:table-row>
        <table:table-row table:style-name="ro9" table:number-rows-repeated="1048546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Orders" table:style-name="ta2">
        <office:forms form:automatic-focus="false" form:apply-design-mode="false"/>
        <table:table-column table:style-name="co12" table:default-cell-style-name="ce18"/>
        <table:table-column table:style-name="co2" table:default-cell-style-name="ce18"/>
        <table:table-column table:style-name="co13" table:default-cell-style-name="ce18"/>
        <table:table-column table:style-name="co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" table:number-columns-repeated="16372" table:default-cell-style-name="ce18"/>
        <table:table-row table:style-name="ro1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 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</text:p>
            <text:p> Creation date</text:p>
          </table:table-cell>
          <table:table-cell table:style-name="ce1" office:value-type="string" calcext:value-type="string">
            <text:p>Automation status</text:p>
          </table:table-cell>
          <table:table-cell table:style-name="ce1" office:value-type="string" calcext:value-type="string">
            <text:p>Script Creation</text:p>
            <text:p> Date</text:p>
          </table:table-cell>
          <table:table-cell table:style-name="ce1" table:number-columns-repeated="16371"/>
          <table:table-cell/>
        </table:table-row>
        <table:table-row table:style-name="ro2">
          <table:table-cell table:style-name="ce17" office:value-type="string" calcext:value-type="string">
            <text:p>Order_TC_01</text:p>
          </table:table-cell>
          <table:table-cell table:style-name="ce17"/>
          <table:table-cell table:style-name="ce17" office:value-type="string" calcext:value-type="string">
            <text:p>Nop commerce</text:p>
          </table:table-cell>
          <table:table-cell table:style-name="ce17" office:value-type="string" calcext:value-type="string">
            <text:p>Admin Dashboard</text:p>
          </table:table-cell>
          <table:table-cell table:style-name="ce19" office:value-type="string" calcext:value-type="string">
            <text:p>Sales</text:p>
          </table:table-cell>
          <table:table-cell table:style-name="ce20" office:value-type="string" calcext:value-type="string">
            <text:p>To verify the valid login functionality</text:p>
          </table:table-cell>
          <table:table-cell table:style-name="ce20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21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2.Press Enter</text:p>
            <text:p>3. Enter the valid credentials </text:p>
            <text:p>4.Press Enter</text:p>
          </table:table-cell>
          <table:table-cell table:style-name="ce20" office:value-type="string" calcext:value-type="string">
            <text:p>After visiting the given url user should redirect</text:p>
            <text:p>To the dashboard page</text:p>
          </table:table-cell>
          <table:table-cell table:style-name="ce20" office:value-type="string" calcext:value-type="string">
            <text:p>09-05-2023</text:p>
          </table:table-cell>
          <table:table-cell table:style-name="ce20" office:value-type="string" calcext:value-type="string">
            <text:p>Pass</text:p>
          </table:table-cell>
          <table:table-cell table:style-name="ce20" office:value-type="string" calcext:value-type="string">
            <text:p>11-05-2023</text:p>
          </table:table-cell>
          <table:table-cell table:style-name="ce17" table:number-columns-repeated="16372"/>
        </table:table-row>
        <table:table-row table:style-name="ro10">
          <table:table-cell table:style-name="ce17" office:value-type="string" calcext:value-type="string">
            <text:p>Order_TC_02</text:p>
          </table:table-cell>
          <table:table-cell table:style-name="ce17"/>
          <table:table-cell table:style-name="ce17" office:value-type="string" calcext:value-type="string">
            <text:p>Nop commerce</text:p>
          </table:table-cell>
          <table:table-cell table:style-name="ce17" office:value-type="string" calcext:value-type="string">
            <text:p>Admin Dashboard</text:p>
          </table:table-cell>
          <table:table-cell table:style-name="ce19" office:value-type="string" calcext:value-type="string">
            <text:p>Sales</text:p>
          </table:table-cell>
          <table:table-cell table:style-name="ce17" office:value-type="string" calcext:value-type="string">
            <text:p>To verify the functionality of catalog drop down order icon</text:p>
          </table:table-cell>
          <table:table-cell table:style-name="ce17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7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2.Press Enter</text:p>
            <text:p>3. Login using valid credentials</text:p>
            <text:p>4.Click sales icon</text:p>
            <text:p>5.Click on orders</text:p>
          </table:table-cell>
          <table:table-cell table:style-name="ce17" office:value-type="string" calcext:value-type="string">
            <text:p>When the user will on the catalog drop down button</text:p>
            <text:p>The sub menu list should open</text:p>
          </table:table-cell>
          <table:table-cell table:style-name="ce20" office:value-type="string" calcext:value-type="string">
            <text:p>09-05-2023</text:p>
          </table:table-cell>
          <table:table-cell table:style-name="ce20" office:value-type="string" calcext:value-type="string">
            <text:p>Pass</text:p>
          </table:table-cell>
          <table:table-cell table:style-name="ce20" office:value-type="string" calcext:value-type="string">
            <text:p>11-05-2023</text:p>
          </table:table-cell>
          <table:table-cell table:style-name="ce17" table:number-columns-repeated="16372"/>
        </table:table-row>
        <table:table-row table:style-name="ro11">
          <table:table-cell table:style-name="ce17" office:value-type="string" calcext:value-type="string">
            <text:p>Order_TC_03</text:p>
          </table:table-cell>
          <table:table-cell table:style-name="ce17"/>
          <table:table-cell table:style-name="ce17" office:value-type="string" calcext:value-type="string">
            <text:p>Nop commerce</text:p>
          </table:table-cell>
          <table:table-cell table:style-name="ce17" office:value-type="string" calcext:value-type="string">
            <text:p>Admin Dashboard</text:p>
          </table:table-cell>
          <table:table-cell table:style-name="ce19" office:value-type="string" calcext:value-type="string">
            <text:p>Sales</text:p>
          </table:table-cell>
          <table:table-cell table:style-name="ce17" office:value-type="string" calcext:value-type="string">
            <text:p>To validate the search card or area to select orders</text:p>
          </table:table-cell>
          <table:table-cell table:style-name="ce17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7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9">2.Press Enter</text:span></text:p>
            <text:p><text:span text:style-name="T9">3. Login using valid credentials</text:span></text:p>
            <text:p><text:span text:style-name="T9">4.Click sales icon</text:span></text:p>
            <text:p><text:span text:style-name="T9">5.Click on orders</text:span></text:p>
            <text:p><text:span text:style-name="T9">6.Enter start date</text:span></text:p>
            <text:p><text:span text:style-name="T9">7.Enter end date</text:span></text:p>
            <text:p><text:span text:style-name="T9">8.Click on search</text:span></text:p>
          </table:table-cell>
          <table:table-cell table:style-name="ce17" office:value-type="string" calcext:value-type="string">
            <text:p>when user will search for orders the orders should</text:p>
            <text:p>Visible for the date range</text:p>
          </table:table-cell>
          <table:table-cell table:style-name="ce20" office:value-type="string" calcext:value-type="string">
            <text:p>09-05-2023</text:p>
          </table:table-cell>
          <table:table-cell table:style-name="ce20" office:value-type="string" calcext:value-type="string">
            <text:p>Pass</text:p>
          </table:table-cell>
          <table:table-cell table:style-name="ce20" office:value-type="string" calcext:value-type="string">
            <text:p>11-05-2023</text:p>
          </table:table-cell>
          <table:table-cell table:style-name="ce17" table:number-columns-repeated="16372"/>
        </table:table-row>
        <table:table-row table:style-name="ro12">
          <table:table-cell table:style-name="ce17" office:value-type="string" calcext:value-type="string">
            <text:p>Order_TC_03</text:p>
          </table:table-cell>
          <table:table-cell table:style-name="ce17"/>
          <table:table-cell table:style-name="ce17" office:value-type="string" calcext:value-type="string">
            <text:p>Nop commerce</text:p>
          </table:table-cell>
          <table:table-cell table:style-name="ce17" office:value-type="string" calcext:value-type="string">
            <text:p>Admin Dashboard</text:p>
          </table:table-cell>
          <table:table-cell table:style-name="ce19" office:value-type="string" calcext:value-type="string">
            <text:p>Sales</text:p>
          </table:table-cell>
          <table:table-cell table:style-name="ce17" office:value-type="string" calcext:value-type="string">
            <text:p>To validate the search card or area to select orders</text:p>
          </table:table-cell>
          <table:table-cell table:style-name="ce17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7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9">2.Press Enter</text:span></text:p>
            <text:p><text:span text:style-name="T9">3. Login using valid credentials</text:span></text:p>
            <text:p><text:span text:style-name="T9">4.Click sales icon</text:span></text:p>
            <text:p><text:span text:style-name="T9">5.Click on orders</text:span></text:p>
            <text:p><text:span text:style-name="T9">6.Enter start date</text:span></text:p>
            <text:p><text:span text:style-name="T9">7.Enter end date</text:span></text:p>
            <text:p><text:span text:style-name="T9">8.Click on search</text:span></text:p>
          </table:table-cell>
          <table:table-cell table:style-name="ce17" office:value-type="string" calcext:value-type="string">
            <text:p>when user will search for orders the orders should</text:p>
            <text:p>Visible for the date range</text:p>
          </table:table-cell>
          <table:table-cell table:style-name="ce20" office:value-type="string" calcext:value-type="string">
            <text:p>09-05-2023</text:p>
          </table:table-cell>
          <table:table-cell table:style-name="ce20" office:value-type="string" calcext:value-type="string">
            <text:p>Pass</text:p>
          </table:table-cell>
          <table:table-cell table:style-name="ce20" office:value-type="string" calcext:value-type="string">
            <text:p>11-05-2023</text:p>
          </table:table-cell>
          <table:table-cell table:style-name="ce17" table:number-columns-repeated="16372"/>
        </table:table-row>
        <table:table-row table:style-name="ro13">
          <table:table-cell table:style-name="ce17" office:value-type="string" calcext:value-type="string">
            <text:p>Order_TC_04</text:p>
          </table:table-cell>
          <table:table-cell table:style-name="ce17"/>
          <table:table-cell table:style-name="ce17" office:value-type="string" calcext:value-type="string">
            <text:p>Nop commerce</text:p>
          </table:table-cell>
          <table:table-cell table:style-name="ce17" office:value-type="string" calcext:value-type="string">
            <text:p>Admin Dashboard</text:p>
          </table:table-cell>
          <table:table-cell table:style-name="ce19" office:value-type="string" calcext:value-type="string">
            <text:p>Sales</text:p>
          </table:table-cell>
          <table:table-cell table:style-name="ce17" office:value-type="string" calcext:value-type="string">
            <text:p>To verify the export button to download orders excel file</text:p>
          </table:table-cell>
          <table:table-cell table:style-name="ce17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7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9">2.Press Enter</text:span></text:p>
            <text:p><text:span text:style-name="T9">3. Login using valid credentials</text:span></text:p>
            <text:p><text:span text:style-name="T9">4.Click sales icon</text:span></text:p>
            <text:p><text:span text:style-name="T9">5.Click on orders</text:span></text:p>
            <text:p><text:span text:style-name="T9">6.Click on  export button and select the excel sheet of orders</text:span></text:p>
          </table:table-cell>
          <table:table-cell table:style-name="ce17" office:value-type="string" calcext:value-type="string">
            <text:p>User should able to download the excel sheet of the </text:p>
            <text:p>Products</text:p>
          </table:table-cell>
          <table:table-cell table:style-name="ce17" office:value-type="string" calcext:value-type="string">
            <text:p>11-05-2023</text:p>
          </table:table-cell>
          <table:table-cell table:style-name="ce17" table:number-columns-repeated="16374"/>
        </table:table-row>
        <table:table-row table:style-name="ro13">
          <table:table-cell table:style-name="ce17" office:value-type="string" calcext:value-type="string">
            <text:p>Order_TC_05</text:p>
          </table:table-cell>
          <table:table-cell table:style-name="ce17"/>
          <table:table-cell table:style-name="ce17" office:value-type="string" calcext:value-type="string">
            <text:p>Nop commerce</text:p>
          </table:table-cell>
          <table:table-cell table:style-name="ce17" office:value-type="string" calcext:value-type="string">
            <text:p>Admin Dashboard</text:p>
          </table:table-cell>
          <table:table-cell table:style-name="ce19" office:value-type="string" calcext:value-type="string">
            <text:p>Sales</text:p>
          </table:table-cell>
          <table:table-cell table:style-name="ce17" office:value-type="string" calcext:value-type="string">
            <text:p>To check the functionality of downloading invoices of selected order</text:p>
          </table:table-cell>
          <table:table-cell table:style-name="ce17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7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9">2.Press Enter</text:span></text:p>
            <text:p><text:span text:style-name="T9">3. Login using valid credentials</text:span></text:p>
            <text:p><text:span text:style-name="T9">4.Click sales icon</text:span></text:p>
            <text:p><text:span text:style-name="T9">5.Click on orders</text:span></text:p>
            <text:p><text:span text:style-name="T9">6.Select products and checking out the check box button</text:span></text:p>
          </table:table-cell>
          <table:table-cell table:style-name="ce17" office:value-type="string" calcext:value-type="string">
            <text:p>User should able to download the pdf invoices of the </text:p>
            <text:p>Selected Products</text:p>
          </table:table-cell>
          <table:table-cell table:style-name="ce17" office:value-type="string" calcext:value-type="string">
            <text:p>11-05-2023</text:p>
          </table:table-cell>
          <table:table-cell table:style-name="ce17" table:number-columns-repeated="16374"/>
        </table:table-row>
        <table:table-row table:style-name="ro14">
          <table:table-cell table:style-name="ce17" office:value-type="string" calcext:value-type="string">
            <text:p>Order_TC_06</text:p>
          </table:table-cell>
          <table:table-cell table:style-name="ce17"/>
          <table:table-cell table:style-name="ce17" office:value-type="string" calcext:value-type="string">
            <text:p>Nop commerce</text:p>
          </table:table-cell>
          <table:table-cell table:style-name="ce17" office:value-type="string" calcext:value-type="string">
            <text:p>Admin Dashboard</text:p>
          </table:table-cell>
          <table:table-cell table:style-name="ce19" office:value-type="string" calcext:value-type="string">
            <text:p>Sales</text:p>
          </table:table-cell>
          <table:table-cell table:style-name="ce17" office:value-type="string" calcext:value-type="string">
            <text:p>To verify the clear cache button to clear the caches</text:p>
          </table:table-cell>
          <table:table-cell table:style-name="ce17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7" office:value-type="string" calcext:value-type="string">
            <text:p><text:span text:style-name="T2">1.Open Any browser &amp; enter the url=”</text:span><text:span text:style-name="T2"><text:a xlink:href="https://admin-demo.nopcommerce.com/login?ReturnUrl=%2Fadmin%2F" xlink:type="simple">https://admin-demo.nopcommerce.com/login?ReturnUrl=%2Fadmin%2F</text:a></text:span><text:span text:style-name="T3">”</text:span></text:p>
            <text:p><text:span text:style-name="T9">2.Press Enter</text:span></text:p>
            <text:p><text:span text:style-name="T9">3. Login using valid credentials</text:span></text:p>
            <text:p><text:span text:style-name="T9">4.Click sales icon</text:span></text:p>
            <text:p><text:span text:style-name="T9">5.Click on orders</text:span></text:p>
            <text:p><text:span text:style-name="T9">6.Click on settings button and then click on the clear cache drop down</text:span></text:p>
          </table:table-cell>
          <table:table-cell table:style-name="ce17" office:value-type="string" calcext:value-type="string">
            <text:p>User should able to clear the cache </text:p>
          </table:table-cell>
          <table:table-cell table:style-name="ce17" office:value-type="string" calcext:value-type="string">
            <text:p>11-05-2023</text:p>
          </table:table-cell>
          <table:table-cell table:style-name="ce17" table:number-columns-repeated="16374"/>
        </table:table-row>
        <table:table-row table:style-name="ro9">
          <table:table-cell table:style-name="ce17" office:value-type="string" calcext:value-type="string">
            <text:p>Order_TC_07</text:p>
          </table:table-cell>
          <table:table-cell table:style-name="ce17" table:number-columns-repeated="3"/>
          <table:table-cell table:style-name="ce19"/>
          <table:table-cell table:style-name="ce17" table:number-columns-repeated="16379"/>
        </table:table-row>
        <table:table-row table:style-name="ro9">
          <table:table-cell table:style-name="ce17" office:value-type="string" calcext:value-type="string">
            <text:p>Order_TC_08</text:p>
          </table:table-cell>
          <table:table-cell table:style-name="ce17" table:number-columns-repeated="3"/>
          <table:table-cell table:style-name="ce19"/>
          <table:table-cell table:style-name="ce17" table:number-columns-repeated="16379"/>
        </table:table-row>
        <table:table-row table:style-name="ro9">
          <table:table-cell table:style-name="ce17" office:value-type="string" calcext:value-type="string">
            <text:p>Order_TC_09</text:p>
          </table:table-cell>
          <table:table-cell table:style-name="ce17" table:number-columns-repeated="3"/>
          <table:table-cell table:style-name="ce19"/>
          <table:table-cell table:style-name="ce17" table:number-columns-repeated="16379"/>
        </table:table-row>
        <table:table-row table:style-name="ro9">
          <table:table-cell table:style-name="ce17" office:value-type="string" calcext:value-type="string">
            <text:p>Order_TC_10</text:p>
          </table:table-cell>
          <table:table-cell table:style-name="ce17" table:number-columns-repeated="3"/>
          <table:table-cell table:style-name="ce19"/>
          <table:table-cell table:style-name="ce17" table:number-columns-repeated="16379"/>
        </table:table-row>
        <table:table-row table:style-name="ro9">
          <table:table-cell table:style-name="ce17" office:value-type="string" calcext:value-type="string">
            <text:p>Order_TC_11</text:p>
          </table:table-cell>
          <table:table-cell table:style-name="ce17" table:number-columns-repeated="3"/>
          <table:table-cell table:style-name="ce19"/>
          <table:table-cell table:style-name="ce17" table:number-columns-repeated="16379"/>
        </table:table-row>
        <table:table-row table:style-name="ro9">
          <table:table-cell table:style-name="ce17" office:value-type="string" calcext:value-type="string">
            <text:p>Order_TC_12</text:p>
          </table:table-cell>
          <table:table-cell table:style-name="ce17" table:number-columns-repeated="3"/>
          <table:table-cell table:style-name="ce19"/>
          <table:table-cell table:style-name="ce17" table:number-columns-repeated="16379"/>
        </table:table-row>
        <table:table-row table:style-name="ro9" table:number-rows-repeated="21">
          <table:table-cell table:style-name="ce17" table:number-columns-repeated="16384"/>
        </table:table-row>
        <table:table-row table:style-name="ro9" table:number-rows-repeated="1048540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5T09:51:49.497000000</dc:date>
    <meta:editing-duration>PT21H32M27S</meta:editing-duration>
    <meta:editing-cycles>191</meta:editing-cycles>
    <meta:generator>LibreOffice/7.4.1.2$Windows_X86_64 LibreOffice_project/3c58a8f3a960df8bc8fd77b461821e42c061c5f0</meta:generator>
    <meta:document-statistic meta:table-count="2" meta:cell-count="222" meta:object-count="0"/>
  </office:meta>
</office:document-meta>
</file>